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8in" fo:margin-left="0in" fo:margin-top="0in" fo:margin-bottom="0in" table:align="left"/>
    </style:style>
    <style:style style:name="Table1.A" style:family="table-column">
      <style:table-column-properties style:column-width="2.1139in"/>
    </style:style>
    <style:style style:name="Table1.B" style:family="table-column">
      <style:table-column-properties style:column-width="5.8854in"/>
    </style:style>
    <style:style style:name="Table1.1" style:family="table-row">
      <style:table-row-properties fo:keep-together="auto"/>
    </style:style>
    <style:style style:name="Table1.A1" style:family="table-cell">
      <style:table-cell-properties style:vertical-align="middle" fo:background-color="#efefef" fo:padding="0.0694in" fo:border="0.5pt solid #b7b7b7">
        <style:background-image/>
      </style:table-cell-properties>
    </style:style>
    <style:style style:name="Table1.B1" style:family="table-cell">
      <style:table-cell-properties style:vertical-align="" fo:padding="0.0694in" fo:border-left="0.5pt solid #b7b7b7" fo:border-right="1pt solid #b7b7b7" fo:border-top="1pt solid #b7b7b7" fo:border-bottom="1pt solid #b7b7b7"/>
    </style:style>
    <style:style style:name="Table1.B2" style:family="table-cell">
      <style:table-cell-properties style:vertical-align="" fo:padding="0.0694in" fo:border-left="0.5pt solid #b7b7b7" fo:border-right="1pt solid #b7b7b7" fo:border-top="1pt solid #b7b7b7" fo:border-bottom="1pt solid #b7b7b7"/>
    </style:style>
    <style:style style:name="Table1.B3" style:family="table-cell">
      <style:table-cell-properties style:vertical-align="" fo:padding="0.0694in" fo:border-left="0.5pt solid #b7b7b7" fo:border-right="1pt solid #b7b7b7" fo:border-top="1pt solid #b7b7b7" fo:border-bottom="1pt solid #b7b7b7"/>
    </style:style>
    <style:style style:name="Table1.B4" style:family="table-cell">
      <style:table-cell-properties style:vertical-align="" fo:padding="0.0694in" fo:border-left="0.5pt solid #b7b7b7" fo:border-right="1pt solid #b7b7b7" fo:border-top="1pt solid #b7b7b7" fo:border-bottom="1pt solid #b7b7b7"/>
    </style:style>
    <style:style style:name="Table1.B5" style:family="table-cell">
      <style:table-cell-properties style:vertical-align="" fo:padding="0.0694in" fo:border-left="0.5pt solid #b7b7b7" fo:border-right="1pt solid #b7b7b7" fo:border-top="1pt solid #b7b7b7" fo:border-bottom="1pt solid #b7b7b7"/>
    </style:style>
    <style:style style:name="Table1.B6" style:family="table-cell">
      <style:table-cell-properties style:vertical-align="" fo:padding="0.0694in" fo:border-left="0.5pt solid #b7b7b7" fo:border-right="1pt solid #b7b7b7" fo:border-top="1pt solid #b7b7b7" fo:border-bottom="1pt solid #b7b7b7"/>
    </style:style>
    <style:style style:name="Table2" style:family="table">
      <style:table-properties style:width="7.4903in" fo:margin-left="0in" fo:margin-top="0in" fo:margin-bottom="0in" table:align="left"/>
    </style:style>
    <style:style style:name="Table2.A" style:family="table-column">
      <style:table-column-properties style:column-width="7.4903in"/>
    </style:style>
    <style:style style:name="Table2.1" style:family="table-row">
      <style:table-row-properties fo:keep-together="auto"/>
    </style:style>
    <style:style style:name="Table2.A1" style:family="table-cell">
      <style:table-cell-properties style:vertical-align="" fo:padding="0.0694in" fo:border="1.5pt solid #cccccc"/>
    </style:style>
    <style:style style:name="Table3" style:family="table">
      <style:table-properties style:width="7.4903in" fo:margin-left="0in" fo:margin-top="0in" fo:margin-bottom="0in" table:align="left"/>
    </style:style>
    <style:style style:name="Table3.A" style:family="table-column">
      <style:table-column-properties style:column-width="7.4903in"/>
    </style:style>
    <style:style style:name="Table3.1" style:family="table-row">
      <style:table-row-properties fo:keep-together="auto"/>
    </style:style>
    <style:style style:name="Table3.A1" style:family="table-cell">
      <style:table-cell-properties style:vertical-align="" fo:padding="0.0694in" fo:border="1.5pt solid #ea9999"/>
    </style:style>
    <style:style style:name="Table4" style:family="table">
      <style:table-properties style:width="7.4903in" fo:margin-left="0in" fo:margin-top="0in" fo:margin-bottom="0in" table:align="left"/>
    </style:style>
    <style:style style:name="Table4.A" style:family="table-column">
      <style:table-column-properties style:column-width="7.4903in"/>
    </style:style>
    <style:style style:name="Table4.1" style:family="table-row">
      <style:table-row-properties fo:keep-together="auto"/>
    </style:style>
    <style:style style:name="Table4.A1" style:family="table-cell">
      <style:table-cell-properties style:vertical-align="" fo:padding="0.0694in" fo:border="1.5pt solid #cccccc"/>
    </style:style>
    <style:style style:name="Table5" style:family="table">
      <style:table-properties style:width="7.4903in" fo:margin-left="0in" fo:margin-top="0in" fo:margin-bottom="0in" table:align="left"/>
    </style:style>
    <style:style style:name="Table5.A" style:family="table-column">
      <style:table-column-properties style:column-width="2.4965in"/>
    </style:style>
    <style:style style:name="Table5.C" style:family="table-column">
      <style:table-column-properties style:column-width="2.4972in"/>
    </style:style>
    <style:style style:name="Table5.1" style:family="table-row">
      <style:table-row-properties fo:keep-together="auto"/>
    </style:style>
    <style:style style:name="Table5.A1" style:family="table-cell">
      <style:table-cell-properties style:vertical-align="" fo:background-color="#efefef" fo:padding="0.0694in" fo:border="0.5pt solid #b7b7b7">
        <style:background-image/>
      </style:table-cell-properties>
    </style:style>
    <style:style style:name="Table5.A2" style:family="table-cell">
      <style:table-cell-properties style:vertical-align="" fo:padding="0.0694in" fo:border-left="1pt solid #b7b7b7" fo:border-right="1pt solid #b7b7b7" fo:border-top="0.5pt solid #b7b7b7" fo:border-bottom="1pt solid #b7b7b7"/>
    </style:style>
    <style:style style:name="Table5.B2" style:family="table-cell">
      <style:table-cell-properties style:vertical-align="" fo:padding="0.0694in" fo:border-left="1pt solid #b7b7b7" fo:border-right="1pt solid #b7b7b7" fo:border-top="0.5pt solid #b7b7b7" fo:border-bottom="1pt solid #b7b7b7"/>
    </style:style>
    <style:style style:name="Table5.C2" style:family="table-cell">
      <style:table-cell-properties style:vertical-align="" fo:padding="0.0694in" fo:border-left="1pt solid #b7b7b7" fo:border-right="1pt solid #b7b7b7" fo:border-top="0.5pt solid #b7b7b7" fo:border-bottom="1pt solid #b7b7b7"/>
    </style:style>
    <style:style style:name="Table5.A3" style:family="table-cell">
      <style:table-cell-properties style:vertical-align="" fo:padding="0.0694in" fo:border="1pt solid #b7b7b7"/>
    </style:style>
    <style:style style:name="Table5.B3" style:family="table-cell">
      <style:table-cell-properties style:vertical-align="" fo:padding="0.0694in" fo:border="1pt solid #b7b7b7"/>
    </style:style>
    <style:style style:name="Table5.C3" style:family="table-cell">
      <style:table-cell-properties style:vertical-align="" fo:padding="0.0694in" fo:border="1pt solid #b7b7b7"/>
    </style:style>
    <style:style style:name="Table5.A4" style:family="table-cell">
      <style:table-cell-properties style:vertical-align="" fo:padding="0.0694in" fo:border="1pt solid #b7b7b7"/>
    </style:style>
    <style:style style:name="Table5.B4" style:family="table-cell">
      <style:table-cell-properties style:vertical-align="" fo:padding="0.0694in" fo:border="1pt solid #b7b7b7"/>
    </style:style>
    <style:style style:name="Table5.C4" style:family="table-cell">
      <style:table-cell-properties style:vertical-align="" fo:padding="0.0694in" fo:border="1pt solid #b7b7b7"/>
    </style:style>
    <style:style style:name="Table6" style:family="table">
      <style:table-properties style:width="7.4903in" fo:margin-left="0in" fo:margin-top="0in" fo:margin-bottom="0in" table:align="left"/>
    </style:style>
    <style:style style:name="Table6.A" style:family="table-column">
      <style:table-column-properties style:column-width="7.4903in"/>
    </style:style>
    <style:style style:name="Table6.1" style:family="table-row">
      <style:table-row-properties fo:keep-together="auto"/>
    </style:style>
    <style:style style:name="Table6.A1" style:family="table-cell">
      <style:table-cell-properties style:vertical-align="" fo:padding="0.0694in" fo:border="1.5pt solid #b7b7b7"/>
    </style:style>
    <style:style style:name="Table7" style:family="table">
      <style:table-properties style:width="7.4903in" fo:margin-left="0in" fo:margin-top="0in" fo:margin-bottom="0in" table:align="left"/>
    </style:style>
    <style:style style:name="Table7.A" style:family="table-column">
      <style:table-column-properties style:column-width="7.4903in"/>
    </style:style>
    <style:style style:name="Table7.1" style:family="table-row">
      <style:table-row-properties fo:keep-together="auto"/>
    </style:style>
    <style:style style:name="Table7.A1" style:family="table-cell">
      <style:table-cell-properties style:vertical-align="" fo:padding="0.0694in" fo:border="1.5pt solid #cccccc"/>
    </style:style>
    <style:style style:name="P1" style:family="paragraph" style:parent-style-name="Standard">
      <style:text-properties fo:font-size="8pt" fo:font-style="italic" style:font-size-asian="8pt" style:font-style-asian="italic" style:font-size-complex="8pt"/>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1in" fo:text-indent="0in" style:auto-text-indent="false"/>
    </style:style>
    <style:style style:name="P4" style:family="paragraph" style:parent-style-name="Standard">
      <style:paragraph-properties fo:margin-left="0in" fo:margin-right="-0.75in" fo:line-height="100%" fo:orphans="0" fo:widows="0" fo:text-indent="0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3">
      <style:paragraph-properties fo:margin-left="0.5in" fo:margin-right="0in" fo:margin-top="0in" fo:margin-bottom="0in" loext:contextual-spacing="false" fo:text-indent="-0.25in" style:auto-text-indent="false"/>
    </style:style>
    <style:style style:name="P11" style:family="paragraph" style:parent-style-name="Standard">
      <style:paragraph-properties fo:break-before="page"/>
    </style:style>
    <style:style style:name="P12" style:family="paragraph" style:parent-style-name="Standard" style:list-style-name="WWNum3">
      <style:paragraph-properties fo:margin-left="1in" fo:margin-right="0.111in" fo:margin-top="0in" fo:margin-bottom="0in" loext:contextual-spacing="false" fo:line-height="100%" fo:text-indent="-0.25in" style:auto-text-indent="false"/>
    </style:style>
    <style:style style:name="P13" style:family="paragraph" style:parent-style-name="Standard" style:list-style-name="WWNum3">
      <style:paragraph-properties fo:margin-left="1in" fo:margin-right="0in" fo:text-indent="-0.25in" style:auto-text-indent="false"/>
    </style:style>
    <style:style style:name="P14" style:family="paragraph" style:parent-style-name="Standard" style:list-style-name="WWNum3">
      <style:paragraph-properties fo:margin-left="1in" fo:margin-right="0.222in" fo:margin-top="0in" fo:margin-bottom="0in" loext:contextual-spacing="false" fo:line-height="100%" fo:text-indent="-0.25in" style:auto-text-indent="false"/>
    </style:style>
    <style:style style:name="P15" style:family="paragraph" style:parent-style-name="Standard" style:list-style-name="WWNum3">
      <style:paragraph-properties fo:margin-left="1.5in" fo:margin-right="0.222in" fo:margin-top="0in" fo:margin-bottom="0in" loext:contextual-spacing="false" fo:line-height="100%" fo:text-indent="-0.25in" style:auto-text-indent="false"/>
    </style:style>
    <style:style style:name="P16" style:family="paragraph" style:parent-style-name="Heading_20_2">
      <style:paragraph-properties fo:line-height="100%"/>
    </style:style>
    <style:style style:name="P17" style:family="paragraph" style:parent-style-name="Heading_20_1">
      <style:paragraph-properties fo:margin-left="0in" fo:margin-right="-1in" fo:text-indent="0in" style:auto-text-indent="false"/>
    </style:style>
    <style:style style:name="P18" style:family="paragraph" style:parent-style-name="Title" style:master-page-name="Standard">
      <style:paragraph-properties fo:margin-left="0in" fo:margin-right="-1in" fo:text-indent="0in" style:auto-text-indent="false" style:page-number="1"/>
    </style:style>
    <style:style style:name="P19" style:family="paragraph">
      <loext:graphic-properties draw:fill="solid" draw:fill-color="#a0a0a0"/>
      <style:paragraph-properties fo:text-align="center"/>
    </style:style>
    <style:style style:name="T1" style:family="text">
      <style:text-properties fo:color="#3c78d8" style:font-name="Google Sans" fo:font-size="24pt" style:font-name-asian="Google Sans1" style:font-size-asian="24pt" style:font-name-complex="Google Sans1" style:font-size-complex="24pt"/>
    </style:style>
    <style:style style:name="T2" style:family="text">
      <style:text-properties fo:color="#3c78d8" style:font-name="Google Sans" fo:font-size="18pt" style:font-name-asian="Google Sans1" style:font-size-asian="18pt" style:font-name-complex="Google Sans1" style:font-size-complex="18pt"/>
    </style:style>
    <style:style style:name="T3" style:family="text">
      <style:text-properties fo:color="#3c78d8" style:font-name="Google Sans" fo:font-size="8pt" fo:font-style="italic" style:font-name-asian="Google Sans1" style:font-size-asian="8pt" style:font-style-asian="italic" style:font-name-complex="Google Sans1" style:font-size-complex="8pt"/>
    </style:style>
    <style:style style:name="T4" style:family="text">
      <style:text-properties fo:font-size="8pt" fo:font-style="italic" style:font-size-asian="8pt" style:font-style-asian="italic" style:font-size-complex="8pt"/>
    </style:style>
    <style:style style:name="T5" style:family="text">
      <style:text-properties fo:color="#1155cc" fo:font-size="8pt" fo:font-style="italic" style:text-underline-style="solid" style:text-underline-width="auto" style:text-underline-color="font-color" style:font-size-asian="8pt" style:font-style-asian="italic" style:font-size-complex="8pt"/>
    </style:style>
    <style:style style:name="T6" style:family="text">
      <style:text-properties fo:color="#1155cc" style:text-underline-style="solid" style:text-underline-width="auto" style:text-underline-color="font-color"/>
    </style:style>
    <style:style style:name="T7" style:family="text">
      <style:text-properties fo:color="#1155cc" style:font-name="Google Sans" fo:font-size="12pt" fo:font-weight="bold" style:font-name-asian="Google Sans1" style:font-size-asian="12pt" style:font-weight-asian="bold" style:font-name-complex="Google Sans1" style:font-size-complex="12pt"/>
    </style:style>
    <style:style style:name="T8" style:family="text">
      <style:text-properties fo:font-weight="bold" style:font-weight-asian="bold"/>
    </style:style>
    <style:style style:name="T9" style:family="text">
      <style:text-properties fo:font-size="12pt" style:font-size-asian="12pt" style:font-size-complex="12pt"/>
    </style:style>
    <style:style style:name="T10" style:family="text">
      <style:text-properties fo:color="#d04437" style:font-name="Google Sans" fo:font-weight="bold" style:font-name-asian="Google Sans1" style:font-weight-asian="bold" style:font-name-complex="Google Sans1"/>
    </style:style>
    <style:style style:name="T11" style:family="text">
      <style:text-properties style:font-name="Google Sans" style:font-name-asian="Google Sans1" style:font-name-complex="Google Sans1"/>
    </style:style>
    <style:style style:name="T12" style:family="text">
      <style:text-properties fo:color="#ebbd30" style:font-name="Google Sans" fo:font-weight="bold" style:font-name-asian="Google Sans1" style:font-weight-asian="bold" style:font-name-complex="Google Sans1"/>
    </style:style>
    <style:style style:name="T13" style:family="text">
      <style:text-properties fo:font-style="italic" style:font-style-asian="italic"/>
    </style:style>
    <style:style style:name="T14" style:family="text">
      <style:text-properties style:text-underline-style="solid" style:text-underline-width="auto" style:text-underline-color="font-color"/>
    </style:style>
    <style:style style:name="T15" style:family="text">
      <style:text-properties fo:color="#f1c232" fo:font-weight="bold" style:font-weight-asian="bold"/>
    </style:style>
    <style:style style:name="T16" style:family="text">
      <style:text-properties fo:color="#999999" fo:font-weight="bold" style:font-weight-asian="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ufs6i6416jwo"/><text:span text:style-name="T1">RRA &lt;name here&gt;</text:span></text:p>
      <text:p text:style-name="Standard"><text:span text:style-name="T4">First time? </text:span><text:a xlink:type="simple" xlink:href="#_p0cssd35rmno" text:style-name="ListLabel_20_46" text:visited-style-name="ListLabel_20_46"><text:span text:style-name="T5">Read the quick start</text:span></text:a><text:span text:style-name="T4">!</text:span></text:p>
      <text:p text:style-name="P1"/>
      <text:p text:style-name="P3"/>
      <table:table table:name="Table1" table:style-name="Table1">
        <table:table-column table:style-name="Table1.A"/>
        <table:table-column table:style-name="Table1.B"/>
        <table:table-row table:style-name="Table1.1">
          <table:table-cell table:style-name="Table1.A1" office:value-type="string">
            <text:p text:style-name="P4"><text:span text:style-name="T8">Risk owner</text:span></text:p>
          </table:table-cell>
          <table:table-cell table:style-name="Table1.B1" office:value-type="string">
            <text:p text:style-name="P2">Team name</text:p>
          </table:table-cell>
        </table:table-row>
        <table:table-row table:style-name="Table1.1">
          <table:table-cell table:style-name="Table1.A1" office:value-type="string">
            <text:p text:style-name="P4"><text:span text:style-name="T8">Reviewers</text:span></text:p>
          </table:table-cell>
          <table:table-cell table:style-name="Table1.B2" office:value-type="string">
            <text:p text:style-name="P2">You!</text:p>
          </table:table-cell>
        </table:table-row>
        <table:table-row table:style-name="Table1.1">
          <table:table-cell table:style-name="Table1.A1" office:value-type="string">
            <text:p text:style-name="P4"><text:a xlink:type="simple" xlink:href="#_jf8c9wbpn6q3" text:style-name="ListLabel_20_47" text:visited-style-name="ListLabel_20_47"><text:span text:style-name="T8">Main Data Classification</text:span></text:a></text:p>
          </table:table-cell>
          <table:table-cell table:style-name="Table1.B3" office:value-type="string">
            <text:p text:style-name="P2"/>
          </table:table-cell>
        </table:table-row>
        <table:table-row table:style-name="Table1.1">
          <table:table-cell table:style-name="Table1.A1" office:value-type="string">
            <text:p text:style-name="P4"><text:a xlink:type="simple" xlink:href="#_iix2k0c5uvgv" text:style-name="ListLabel_20_47" text:visited-style-name="ListLabel_20_47"><text:span text:style-name="T8">Highest Risk Impact</text:span></text:a></text:p>
          </table:table-cell>
          <table:table-cell table:style-name="Table1.B4" office:value-type="string">
            <text:p text:style-name="P2"/>
          </table:table-cell>
        </table:table-row>
        <table:table-row table:style-name="Table1.1">
          <table:table-cell table:style-name="Table1.A1" office:value-type="string">
            <text:p text:style-name="P4"><text:span text:style-name="T8">Tags</text:span></text:p>
          </table:table-cell>
          <table:table-cell table:style-name="Table1.B5" office:value-type="string">
            <text:p text:style-name="P2"/>
          </table:table-cell>
        </table:table-row>
        <table:table-row table:style-name="Table1.1">
          <table:table-cell table:style-name="Table1.A1" office:value-type="string">
            <text:p text:style-name="P4"><text:span text:style-name="T8">Shortlink</text:span></text:p>
          </table:table-cell>
          <table:table-cell table:style-name="Table1.B6" office:value-type="string">
            <text:p text:style-name="P2"/>
          </table:table-cell>
        </table:table-row>
      </table:table>
      <text:p text:style-name="P3"/>
      <text:p text:style-name="P17"><text:bookmark text:name="_xsqigppziuqd"/><text:span text:style-name="T2">Reframing the request</text:span></text:p>
      <table:table table:name="Table2" table:style-name="Table2">
        <table:table-column table:style-name="Table2.A"/>
        <table:table-row table:style-name="Table2.1">
          <table:table-cell table:style-name="Table2.A1" office:value-type="string">
            <text:p text:style-name="Standard">Re-frame the request or question, in a succinct sentence.</text:p>
          </table:table-cell>
        </table:table-row>
      </table:table>
      <text:p text:style-name="Standard"/>
      <text:p text:style-name="Standard"/>
      <text:p text:style-name="P17"><text:bookmark text:name="_jsnogqptwsxu"/><text:span text:style-name="T2">Recommendations</text:span></text:p>
      <table:table table:name="Table3" table:style-name="Table3">
        <table:table-column table:style-name="Table3.A"/>
        <table:table-row table:style-name="Table3.1">
          <table:table-cell table:style-name="Table3.A1" office:value-type="string">
            <text:p text:style-name="Standard">All <text:span text:style-name="T9">recommendations</text:span> of level <text:span text:style-name="T10">MAXIMUM</text:span><text:span text:style-name="T11"> </text:span>or<text:span text:style-name="T11"> </text:span><text:span text:style-name="T12">HIGH</text:span> must be followed and fixed before moving forward.</text:p>
            <text:p text:style-name="Standard">While exceptions may be granted by a director or VP, the security teams may escalate if the risk assessed is too great to accept.</text:p>
          </table:table-cell>
        </table:table-row>
      </table:table>
      <text:p text:style-name="Standard"/>
      <text:list xml:id="list827155787" text:style-name="WWNum4">
        <text:list-item>
          <text:p text:style-name="P5">Prioritized list of recommendations here</text:p>
        </text:list-item>
      </text:list>
      <text:p text:style-name="P17"><text:bookmark text:name="_qdq7zgaoocyg"/><text:span text:style-name="T2">Background &amp; Analysis</text:span></text:p>
      <text:p text:style-name="Standard"/>
      <table:table table:name="Table4" table:style-name="Table4">
        <table:table-column table:style-name="Table4.A"/>
        <table:table-row table:style-name="Table4.1">
          <table:table-cell table:style-name="Table4.A1" office:value-type="string">
            <text:p text:style-name="Standard">Insert notes, diagrams, etc. about the service here. Is there a PRD or design doc? You generally want to also require a data flow diagram. Note that <text:span text:style-name="T8">threats</text:span> go in the <text:a xlink:type="simple" xlink:href="#_iix2k0c5uvgv" text:style-name="ListLabel_20_48" text:visited-style-name="ListLabel_20_48"><text:span text:style-name="T6">Threat Scenarios</text:span></text:a> below, not here (but you can put them in both places).</text:p>
          </table:table-cell>
        </table:table-row>
      </table:table>
      <text:p text:style-name="Standard"/>
      <text:p text:style-name="Standard"/>
      <text:p text:style-name="P17"><text:bookmark text:name="_jf8c9wbpn6q3"/><text:span text:style-name="T2">Data Dictionary</text:span></text:p>
      <table:table table:name="Table5" table:style-name="Table5">
        <table:table-column table:style-name="Table5.A" table:number-columns-repeated="2"/>
        <table:table-column table:style-name="Table5.C"/>
        <text:soft-page-break/>
        <table:table-row table:style-name="Table5.1">
          <table:table-cell table:style-name="Table5.A1" office:value-type="string">
            <text:p text:style-name="P4"><text:span text:style-name="T8">Data name / type</text:span></text:p>
          </table:table-cell>
          <table:table-cell table:style-name="Table5.A1" office:value-type="string">
            <text:p text:style-name="P4"><text:span text:style-name="T8">Classification</text:span></text:p>
          </table:table-cell>
          <table:table-cell table:style-name="Table5.A1" office:value-type="string">
            <text:p text:style-name="P4"><text:span text:style-name="T8">Comments</text:span></text:p>
          </table:table-cell>
        </table:table-row>
        <table:table-row table:style-name="Table5.1">
          <table:table-cell table:style-name="Table5.A2" office:value-type="string">
            <text:p text:style-name="P2"/>
          </table:table-cell>
          <table:table-cell table:style-name="Table5.B2" office:value-type="string">
            <text:p text:style-name="P2"/>
          </table:table-cell>
          <table:table-cell table:style-name="Table5.C2" office:value-type="string">
            <text:p text:style-name="P2"/>
          </table:table-cell>
        </table:table-row>
        <table:table-row table:style-name="Table5.1">
          <table:table-cell table:style-name="Table5.A3" office:value-type="string">
            <text:p text:style-name="P2"/>
          </table:table-cell>
          <table:table-cell table:style-name="Table5.B3" office:value-type="string">
            <text:p text:style-name="P2"/>
          </table:table-cell>
          <table:table-cell table:style-name="Table5.C3" office:value-type="string">
            <text:p text:style-name="P2"/>
          </table:table-cell>
        </table:table-row>
        <table:table-row table:style-name="Table5.1">
          <table:table-cell table:style-name="Table5.A4" office:value-type="string">
            <text:p text:style-name="P2"/>
          </table:table-cell>
          <table:table-cell table:style-name="Table5.B4" office:value-type="string">
            <text:p text:style-name="P2"/>
          </table:table-cell>
          <table:table-cell table:style-name="Table5.C4" office:value-type="string">
            <text:p text:style-name="P2"/>
          </table:table-cell>
        </table:table-row>
      </table:table>
      <text:p text:style-name="Standard"/>
      <text:p text:style-name="Standard"/>
      <text:p text:style-name="P17"><text:bookmark text:name="_iix2k0c5uvgv"/><text:span text:style-name="T2">Threat Scenarios</text:span></text:p>
      <table:table table:name="Table6" table:style-name="Table6">
        <table:table-column table:style-name="Table6.A"/>
        <table:table-row table:style-name="Table6.1">
          <table:table-cell table:style-name="Table6.A1" office:value-type="string">
            <text:p text:style-name="Standard">Example scenario:</text:p>
            <text:p text:style-name="Standard">MEDIUM Attacker/actor compromises system/service/project with &lt;vulnerability&gt; which causes &lt;some impact&gt;. &lt;Magnitude that explains the impact level selection&gt;.</text:p>
            <text:p text:style-name="Standard"/>
            <text:p text:style-name="Standard">When there is no applicable scenario, you can leave empty, delete the category or write “N/A”.</text:p>
          </table:table-cell>
        </table:table-row>
      </table:table>
      <text:p text:style-name="Standard"/>
      <text:p text:style-name="P16"><text:bookmark text:name="_dde6ut6jwazg"/><text:span text:style-name="T7">Affecting Confidentiality</text:span></text:p>
      <text:p text:style-name="Standard"><text:span text:style-name="T13">E.g. all data has been leaked, what happens next?</text:span></text:p>
      <text:list xml:id="list2175893526" text:style-name="WWNum5">
        <text:list-item>
          <text:p text:style-name="P6">Finances</text:p>
        </text:list-item>
        <text:list-item>
          <text:p text:style-name="P6">Operations</text:p>
        </text:list-item>
        <text:list-item>
          <text:p text:style-name="P6">People</text:p>
        </text:list-item>
        <text:list-item>
          <text:p text:style-name="P6">Reputation</text:p>
        </text:list-item>
        <text:list-item>
          <text:p text:style-name="P6">Legal &amp; Regulatory posture</text:p>
        </text:list-item>
      </text:list>
      <text:p text:style-name="P16"><text:bookmark text:name="_vma5gowhw83x"/><text:span text:style-name="T7">Affecting Integrity</text:span></text:p>
      <text:p text:style-name="Standard"><text:span text:style-name="T13">E.g. the code or configuration has been modified to alter the behavior, what happens next?</text:span></text:p>
      <text:list xml:id="list3774132008" text:style-name="WWNum2">
        <text:list-item>
          <text:p text:style-name="P7">Finances</text:p>
        </text:list-item>
        <text:list-item>
          <text:p text:style-name="P7">Operations</text:p>
        </text:list-item>
        <text:list-item>
          <text:p text:style-name="P7">People</text:p>
        </text:list-item>
        <text:list-item>
          <text:p text:style-name="P7">Reputation</text:p>
        </text:list-item>
        <text:list-item>
          <text:p text:style-name="P7">Legal &amp; Regulatory posture</text:p>
        </text:list-item>
      </text:list>
      <text:p text:style-name="P16"><text:bookmark text:name="_uk8wxeyp8x8g"/><text:span text:style-name="T7">Affecting Availability</text:span></text:p>
      <text:p text:style-name="Standard"><text:span text:style-name="T13">E.g. the service is unreachable, or the data has been completely deleted, what happens next?</text:span></text:p>
      <text:list xml:id="list1755956422" text:style-name="WWNum1">
        <text:list-item>
          <text:p text:style-name="P8">Finances</text:p>
        </text:list-item>
        <text:list-item>
          <text:p text:style-name="P8">Operations</text:p>
        </text:list-item>
        <text:list-item>
          <text:p text:style-name="P8">People</text:p>
        </text:list-item>
        <text:list-item>
          <text:p text:style-name="P8">Reputation</text:p>
        </text:list-item>
        <text:list-item>
          <text:p text:style-name="P8"><text:soft-page-break/>Legal &amp; Regulatory posture</text:p>
        </text:list-item>
      </text:list>
      <text:p text:style-name="Standard"/>
      <text:p text:style-name="P11"/>
      <text:p text:style-name="Standard"><draw:rect text:anchor-type="as-char" style:rel-width="100%" draw:z-index="0" draw:style-name="gr1" draw:text-style-name="P19" svg:width="0.0012in" svg:height="0.0213in"><text:p/></draw:rect></text:p>
      <text:p text:style-name="Standard"/>
      <text:p text:style-name="Standard"/>
      <table:table table:name="Table7" table:style-name="Table7">
        <table:table-column table:style-name="Table7.A"/>
        <table:table-row table:style-name="Table7.1">
          <table:table-cell table:style-name="Table7.A1" office:value-type="string">
            <text:p text:style-name="Standard">The section below is a quick start manual to creating RRAs.</text:p>
            <text:p text:style-name="Standard">If you’re reading this far but are not creating an RRA, you can stop here!</text:p>
          </table:table-cell>
        </table:table-row>
      </table:table>
      <text:p text:style-name="P17"><text:bookmark text:name="_p0cssd35rmno"/><text:span text:style-name="T2">RRA Quick Start</text:span></text:p>
      <text:p text:style-name="Standard"><text:span text:style-name="T14">Tip: </text:span>The fastest way to learn is to get a feel for it and browse through some past RRAs.</text:p>
      <text:p text:style-name="Standard"/>
      <text:p text:style-name="Standard">The <text:a xlink:type="simple" xlink:href="https://infosec.mozilla.org/guidelines/risk/rapid_risk_assessment.html" text:style-name="ListLabel_20_48" text:visited-style-name="ListLabel_20_48"><text:span text:style-name="T6">Rapid Risk Assessment (RRA)</text:span></text:a> is best suited for quick questions, services, project, feature reviews.</text:p>
      <text:p text:style-name="Standard">It is meant to quickly (30-60min) record risk and recommendations in an organized fashion (which can and is automatically parsed and analyzed). While the initial RRA is quick, you can evolve the RRA into hours of analysis, if necessary. <text:span text:style-name="T13">Book for 1 hour, but plan for 30 minutes!</text:span></text:p>
      <text:p text:style-name="Standard"/>
      <text:p text:style-name="Standard"><text:span text:style-name="T8">Think of it as a lightweight threat-model that you can extend as needed.</text:span></text:p>
      <text:p text:style-name="Standard"/>
      <text:p text:style-name="Standard">To facilitate this quick-start, we'll call the service/project/question a "Target of Evaluation" or <text:span text:style-name="T8">TOE</text:span>.</text:p>
      <text:p text:style-name="Standard"/>
      <text:p text:style-name="Standard"><text:span text:style-name="T13">NOTE: The time frames indicated below are for guidance only - it is absolutely fine to spend more time on each category. In particular, once the RRA is completed, you may want to extend it and spend more time (hours) on some of them.</text:span></text:p>
      <text:p text:style-name="Standard"/>
      <text:list xml:id="list3818723320" text:style-name="WWNum3">
        <text:list-item>
          <text:p text:style-name="P10"><text:span text:style-name="T8">Metadata table</text:span> <text:span text:style-name="T13">(~1 minute)</text:span></text:p>
          <text:list>
            <text:list-item>
              <text:p text:style-name="P12">Fill the<text:span text:style-name="T14"> Risk owner</text:span> for the TOE, your <text:span text:style-name="T14">Reviewer name(s)</text:span> and a link if you want. Do not fill the rest of the first table just yet.</text:p>
            </text:list-item>
          </text:list>
        </text:list-item>
        <text:list-item>
          <text:p text:style-name="P9"><text:span text:style-name="T8">Reframing the request </text:span><text:span text:style-name="T13">(~2 minutes)</text:span></text:p>
          <text:list>
            <text:list-item>
              <text:p text:style-name="P13">Reframe the request<text:span text:style-name="T13">. </text:span>It should be a succinct sentence.</text:p>
            </text:list-item>
          </text:list>
        </text:list-item>
        <text:list-item>
          <text:p text:style-name="P9">Skip “Recommendation” for now. We’ll get back there at the end. It is at the top to facilitate reading the RRA for risk owners.</text:p>
        </text:list-item>
        <text:list-item>
          <text:p text:style-name="P9"><text:span text:style-name="T8">Background &amp; Analysis</text:span> <text:span text:style-name="T13">(~15 minutes)</text:span></text:p>
          <text:list>
            <text:list-item>
              <text:p text:style-name="P13">Ask yourself or the audience (if any) questions about the TOE. Can you get a data flow diagram? Make sure you understand how things work. </text:p>
            </text:list-item>
            <text:list-item>
              <text:p text:style-name="P13"><text:span text:style-name="T14">Threats and risk do not go there</text:span>, see the dedicated Threat Scenarios category below.</text:p>
            </text:list-item>
            <text:list-item>
              <text:p text:style-name="P13">Feel free to come back to this section as your understanding improves!</text:p>
            </text:list-item>
          </text:list>
        </text:list-item>
        <text:list-item>
          <text:p text:style-name="P10"><text:soft-page-break/><text:span text:style-name="T8">Data Dictionary</text:span> <text:span text:style-name="T13">(~5 minutes)</text:span></text:p>
          <text:list>
            <text:list-item>
              <text:p text:style-name="P12">Fill in the data dictionary with key data elements from what you learned during the Notes &amp; Analysis phase. This is generally going to be a mix of credentials, specific files, specific databases fields, etc.</text:p>
            </text:list-item>
            <text:list-item>
              <text:p text:style-name="P12">Assign the classification for each data element (use the <text:span text:style-name="T13">Add-ons&gt;RRA Utilities </text:span>menu at the top), and indicate what this data is for. The threat model is 100% based around <text:span text:style-name="T8">data</text:span> so this is an important step.</text:p>
            </text:list-item>
            <text:list-item>
              <text:p text:style-name="P13">Sometimes you end up having data elements such as “All files in GDrive” or “All files on the user’s laptop”. These are harder to classify correctly - that’s fine. Estimate the general data classification (likely “Confidential”).</text:p>
            </text:list-item>
          </text:list>
        </text:list-item>
        <text:list-item>
          <text:p text:style-name="P10"><text:span text:style-name="T8">Threat Scenarios</text:span> <text:span text:style-name="T13">(~10 minutes)</text:span></text:p>
          <text:list>
            <text:list-item>
              <text:p text:style-name="P12">Start the light threat-model (i.e. brainstorm). <text:span text:style-name="T14">This is the “meat” of the RRA.</text:span></text:p>
            </text:list-item>
            <text:list-item>
              <text:p text:style-name="P14"><text:span text:style-name="T13">In many cases specific threat categories (such as “Finances”) do not apply. If that’s the case simply skip it, delete it or indicate “N/A” (Non-applicable). Any bullet point item without a threat risk impact will be skipped by the parsing code of the RRA.</text:span></text:p>
            </text:list-item>
            <text:list-item>
              <text:p text:style-name="P14">Make sure you think in terms of:</text:p>
              <text:list>
                <text:list-item>
                  <text:p text:style-name="P15"><text:span text:style-name="T14">Confidentiality</text:span> (what happens if that data leaks?)</text:p>
                </text:list-item>
                <text:list-item>
                  <text:p text:style-name="P15"><text:span text:style-name="T14">Integrity</text:span> (can the TOE [target of evaluation] behavior be modified in a malicious way?)</text:p>
                </text:list-item>
                <text:list-item>
                  <text:p text:style-name="P15"><text:span text:style-name="T14">Availability</text:span> (what if the data is deleted? what if the service is down?)</text:p>
                </text:list-item>
              </text:list>
            </text:list-item>
            <text:list-item>
              <text:p text:style-name="P12">For each of confidentiality, integrity and availability (“CIA”), if it applies, figure-out some scenarios involving threat-actors, a vulnerability and what the result could be. How bad could things get in that case?</text:p>
            </text:list-item>
            <text:list-item>
              <text:p text:style-name="P14">Make sure you insert a <text:a xlink:type="simple" xlink:href="https://www.rra.rocks/docs/standard_levels" text:style-name="ListLabel_20_48" text:visited-style-name="ListLabel_20_48"><text:span text:style-name="T6">risk impact level</text:span></text:a> for each threat. You can use the <text:span text:style-name="T13">Add-ons&gt;RRA Utilities</text:span> menu to do so. It’s a good idea to keep the sidebar with the levels open to remind you which level “bucket” a threat should go into. Indicate <text:span text:style-name="T8">why</text:span> you selected that level.</text:p>
              <text:list>
                <text:list-item>
                  <text:p text:style-name="P15">Ex: <text:span text:style-name="T15">HIGH</text:span> An attacker leverages an XSS to compromise the user’s cookies, then use the cookie to craft a request on their behalf, which will leak confidential data. This would get us in the technical news for ~24h. </text:p>
                </text:list-item>
              </text:list>
            </text:list-item>
            <text:list-item>
              <text:p text:style-name="P13"><text:span text:style-name="T14">Tip</text:span>: If recommendations, missing controls are mentioned at this point you can start listing them in the top section “Recommendations”.</text:p>
            </text:list-item>
          </text:list>
        </text:list-item>
        <text:list-item>
          <text:p text:style-name="P9"><text:span text:style-name="T8">Recommendations</text:span> <text:span text:style-name="T13">(~5 minutes)</text:span></text:p>
          <text:list>
            <text:list-item>
              <text:p text:style-name="P13">Go back to the recommendation section, and go through what was discussed so far. Start writing down recommendations: this could be a control, a process, something to verify, or even having to go back through the RRA for further assessment, if necessary.</text:p>
            </text:list-item>
            <text:list-item>
              <text:p text:style-name="P13">Each recommendation must have a priority level assigned (use the <text:span text:style-name="T13">Add-ons&gt;RRA Utilities</text:span> menu). Try to order them by level to facilitate the task of the risk owner. In general, assume they will try to fix the top 1-5 items. Remember that each level associates a timeframe for remediation on <text:a xlink:type="simple" xlink:href="https://www.rra.rocks/docs/standard_levels" text:style-name="ListLabel_20_48" text:visited-style-name="ListLabel_20_48"><text:span text:style-name="T6">https://www.rra.rocks/docs/standard_levels</text:span></text:a> .</text:p>
            </text:list-item>
            <text:list-item>
              <text:p text:style-name="P13"><text:span text:style-name="T14">Tip</text:span>: For each threat scenario with an impact higher than <text:span text:style-name="T16">LOW</text:span>, and if it has no control already present/control seems weak make sure you’ve listed a recommendation.</text:p>
            </text:list-item>
          </text:list>
        </text:list-item>
        <text:list-item>
          <text:p text:style-name="P9"><text:span text:style-name="T8">Wrap-up</text:span></text:p>
          <text:list>
            <text:list-item>
              <text:p text:style-name="P13">Ask if there’s anything that seems important you may have missed, or did not mention, that bothers the team, risk owner, etc. from a security standpoint. Complete RRA as appropriate.</text:p>
            </text:list-item>
            <text:list-item>
              <text:p text:style-name="P13">Go back to the metadata table at the top and set the <text:span text:style-name="T14">Main Data Classification</text:span> (this is the general type of data handled) and the <text:span text:style-name="T14">Highest impact level</text:span> (the highest impact you’ve recorded in Threat Scenarios).</text:p>
            </text:list-item>
            <text:list-item>
              <text:p text:style-name="P13">Fill in any tag you’d like for your own purposes such as being able to search through the RRA database for certain tags.</text:p>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fo:font-size="8pt" fo:font-style="italic" style:text-underline-style="solid" style:text-underline-width="auto" style:text-underline-color="font-color" style:font-size-asian="8pt" style:font-style-asian="italic"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font-weight="bold" style:font-weight-asian="bold"/>
    </style:style>
    <style:style style:name="ListLabel_20_48" style:display-name="ListLabel 4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3799in" fo:margin-right="0.6299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5" meta:paragraph-count="89" meta:word-count="1162" meta:character-count="6765" meta:non-whitespace-character-count="5737"/>
    <meta:generator>LibreOfficeDev/6.0.5.2$Linux_X86_64 LibreOffice_project/</meta:generator>
  </office:meta>
</office:document-meta>
</file>